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10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ff00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ffff6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21" style:family="table-cell" style:parent-style-name="Normal_20_4">
      <style:table-cell-properties fo:background-color="#ffff6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2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28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3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lt;=#REF!" style:apply-style-name="ADMIS" style:base-cell-address="'Barres-Coeffs'.Q3"/>
    </style:style>
    <style:style style:name="ce3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3"/>
    </style:style>
    <style:style style:name="ce38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0"/>
    </style:style>
    <style:style style:name="ce39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9"/>
    </style:style>
    <style:style style:name="ce40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1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2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3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45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51" style:family="table-cell" style:parent-style-name="Default">
      <style:table-cell-properties style:cell-protect="protected" style:print-content="true" style:vertical-align="middle"/>
      <style:text-properties style:font-name="Utopia" fo:font-size="10pt" style:font-size-asian="10pt" style:font-size-complex="10pt"/>
    </style:style>
    <style:style style:name="ce52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44"/>
        <table:table-column table:style-name="co4" table:number-columns-repeated="1000" table:default-cell-style-name="ce2"/>
        <table:table-column table:style-name="co4" table:number-columns-repeated="2" table:default-cell-style-name="ce5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10" table:number-columns-repeated="7"/>
          <table:table-cell table:style-name="ce23"/>
          <table:table-cell table:style-name="ce10" table:number-columns-spanned="2" table:number-rows-spanned="1"/>
          <table:covered-table-cell table:style-name="ce1"/>
          <table:table-cell table:style-name="ce31" office:value-type="string" calcext:value-type="string" table:number-columns-spanned="7" table:number-rows-spanned="1">
            <text:p>← Choix des barres (défaut 2022) [Autres : moy – 2019 – 2021]</text:p>
          </table:table-cell>
          <table:covered-table-cell table:style-name="ce1"/>
          <table:covered-table-cell table:style-name="ce32"/>
          <table:covered-table-cell table:number-columns-repeated="3" table:style-name="ce31"/>
          <table:covered-table-cell table:style-name="ce1"/>
          <table:table-cell table:style-name="Default"/>
          <table:table-cell table:style-name="ce1" office:value-type="string" calcext:value-type="string" table:number-columns-spanned="2" table:number-rows-spanned="1">
            <text:p>Redoublant (o/n) →</text:p>
          </table:table-cell>
          <table:covered-table-cell table:style-name="ce1"/>
          <table:table-cell table:style-name="ce10" office:value-type="string" calcext:value-type="string">
            <text:p>n</text:p>
          </table:table-cell>
          <table:table-cell table:style-name="ce48"/>
          <table:table-cell table:style-name="ce49"/>
          <table:table-cell table:style-name="ce50" table:number-columns-repeated="994"/>
          <table:table-cell table:style-name="ce51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E.D.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ILO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ET.</text:p>
          </table:table-cell>
          <table:table-cell table:style-name="ce11" office:value-type="string" calcext:value-type="string">
            <text:p>LV2</text:p>
          </table:table-cell>
          <table:table-cell table:number-columns-repeated="2"/>
          <table:table-cell table:style-name="ce27" office:value-type="float" office:value="2019" calcext:value-type="float">
            <text:p>2019</text:p>
          </table:table-cell>
          <table:table-cell table:style-name="ce27" office:value-type="float" office:value="2021" calcext:value-type="float">
            <text:p>2021</text:p>
          </table:table-cell>
          <table:table-cell table:style-name="ce27" office:value-type="float" office:value="2022" calcext:value-type="float">
            <text:p>2022</text:p>
          </table:table-cell>
          <table:table-cell table:style-name="ce27" office:value-type="string" calcext:value-type="string">
            <text:p>Moyenne</text:p>
          </table:table-cell>
          <table:table-cell/>
          <table:table-cell table:style-name="ce27" office:value-type="string" calcext:value-type="string">
            <text:p>Barre</text:p>
          </table:table-cell>
          <table:table-cell table:style-name="ce27" office:value-type="string" calcext:value-type="string">
            <text:p>Moyenne</text:p>
          </table:table-cell>
          <table:table-cell table:style-name="ce27" office:value-type="string" calcext:value-type="string">
            <text:p>Résultat</text:p>
          </table:table-cell>
          <table:table-cell table:number-columns-repeated="2"/>
          <table:table-cell table:style-name="ce11" office:value-type="string" calcext:value-type="string">
            <text:p>ENT.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V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3:.I3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4.03" calcext:value-type="float">
            <text:p>14,03</text:p>
          </table:table-cell>
          <table:table-cell table:style-name="ce28" office:value-type="float" office:value="14.18" calcext:value-type="float">
            <text:p>14,18</text:p>
          </table:table-cell>
          <table:table-cell table:style-name="ce28" office:value-type="float" office:value="15.01" calcext:value-type="float">
            <text:p>15,01</text:p>
          </table:table-cell>
          <table:table-cell table:style-name="ce33" table:formula="of:=AVERAGE([.L3:.N3])" office:value-type="float" office:value="14.4066666666667" calcext:value-type="float">
            <text:p>14,41</text:p>
          </table:table-cell>
          <table:table-cell table:style-name="ce26"/>
          <table:table-cell table:style-name="ce35" table:formula="of:=IF([.$K$1]=2019;[.L3];IF([.$K$1]=2021;[.$M3];IF([.$K$1]=&quot;moy&quot;;[.$O3];[.$N3])))" office:value-type="float" office:value="15.01" calcext:value-type="float">
            <text:p>15,01</text:p>
          </table:table-cell>
          <table:table-cell table:style-name="ce37" table:formula="of:=1+([.C$1]*[.C3]+[.D$1]*[.D3]+[.E$1]*[.E3]+[.F$1]*[.F3]+[.G$1]*[.G3]+[.H$1]*[.H3]+[.I$1]*[.I3])/[.J3]+IF([.$W$1]=&quot;o&quot;;-1)" office:value-type="float" office:value="1" calcext:value-type="float">
            <text:p>1</text:p>
          </table:table-cell>
          <table:table-cell table:style-name="ce40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HEC Paris</text:p>
          </table:table-cell>
          <table:table-cell table:style-name="ce12" office:value-type="string" calcext:value-type="string">
            <text:p>6 (+7)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SEC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4:.I4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3.58" calcext:value-type="float">
            <text:p>13,58</text:p>
          </table:table-cell>
          <table:table-cell table:style-name="ce28" office:value-type="float" office:value="13.8" calcext:value-type="float">
            <text:p>13,80</text:p>
          </table:table-cell>
          <table:table-cell table:style-name="ce28" office:value-type="float" office:value="13.7" calcext:value-type="float">
            <text:p>13,70</text:p>
          </table:table-cell>
          <table:table-cell table:style-name="ce33" table:formula="of:=AVERAGE([.L4:.N4])" office:value-type="float" office:value="13.6933333333333" calcext:value-type="float">
            <text:p>13,69</text:p>
          </table:table-cell>
          <table:table-cell table:style-name="ce26"/>
          <table:table-cell table:style-name="ce35" table:formula="of:=IF([.$K$1]=2019;[.L4];IF([.$K$1]=2021;[.$M4];IF([.$K$1]=&quot;moy&quot;;[.$O4];[.$N4])))" office:value-type="float" office:value="13.7" calcext:value-type="float">
            <text:p>13,70</text:p>
          </table:table-cell>
          <table:table-cell table:style-name="ce37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40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SSEC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5:.I5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3.08" calcext:value-type="float">
            <text:p>13,08</text:p>
          </table:table-cell>
          <table:table-cell table:number-columns-repeated="2" table:style-name="ce28" office:value-type="float" office:value="13.18" calcext:value-type="float">
            <text:p>13,18</text:p>
          </table:table-cell>
          <table:table-cell table:style-name="ce33" table:formula="of:=AVERAGE([.L5:.N5])" office:value-type="float" office:value="13.1466666666667" calcext:value-type="float">
            <text:p>13,15</text:p>
          </table:table-cell>
          <table:table-cell table:style-name="ce26"/>
          <table:table-cell table:style-name="ce35" table:formula="of:=IF([.$K$1]=2019;[.L5];IF([.$K$1]=2021;[.$M5];IF([.$K$1]=&quot;moy&quot;;[.$O5];[.$N5])))" office:value-type="float" office:value="13.18" calcext:value-type="float">
            <text:p>13,18</text:p>
          </table:table-cell>
          <table:table-cell table:style-name="ce37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40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SCP BS</text:p>
          </table:table-cell>
          <table:table-cell table:style-name="ce12" office:value-type="string" calcext:value-type="string">
            <text:p>12 (+8)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6:.I6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2.36" calcext:value-type="float">
            <text:p>12,36</text:p>
          </table:table-cell>
          <table:table-cell table:style-name="ce28" office:value-type="float" office:value="12.46" calcext:value-type="float">
            <text:p>12,46</text:p>
          </table:table-cell>
          <table:table-cell table:style-name="ce28" office:value-type="float" office:value="12.59" calcext:value-type="float">
            <text:p>12,59</text:p>
          </table:table-cell>
          <table:table-cell table:style-name="ce33" table:formula="of:=AVERAGE([.L6:.N6])" office:value-type="float" office:value="12.47" calcext:value-type="float">
            <text:p>12,47</text:p>
          </table:table-cell>
          <table:table-cell table:style-name="ce26"/>
          <table:table-cell table:style-name="ce35" table:formula="of:=IF([.$K$1]=2019;[.L6];IF([.$K$1]=2021;[.$M6];IF([.$K$1]=&quot;moy&quot;;[.$O6];[.$N6])))" office:value-type="float" office:value="12.59" calcext:value-type="float">
            <text:p>12,59</text:p>
          </table:table-cell>
          <table:table-cell table:style-name="ce37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40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DHEC BS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7:.I7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2.66" calcext:value-type="float">
            <text:p>12,66</text:p>
          </table:table-cell>
          <table:table-cell table:style-name="ce28" office:value-type="float" office:value="12.45" calcext:value-type="float">
            <text:p>12,45</text:p>
          </table:table-cell>
          <table:table-cell table:style-name="ce28" office:value-type="float" office:value="12.3" calcext:value-type="float">
            <text:p>12,30</text:p>
          </table:table-cell>
          <table:table-cell table:style-name="ce33" table:formula="of:=AVERAGE([.L7:.N7])" office:value-type="float" office:value="12.47" calcext:value-type="float">
            <text:p>12,47</text:p>
          </table:table-cell>
          <table:table-cell table:style-name="ce26"/>
          <table:table-cell table:style-name="ce35" table:formula="of:=IF([.$K$1]=2019;[.L7];IF([.$K$1]=2021;[.$M7];IF([.$K$1]=&quot;moy&quot;;[.$O7];[.$N7])))" office:value-type="float" office:value="12.3" calcext:value-type="float">
            <text:p>12,30</text:p>
          </table:table-cell>
          <table:table-cell table:style-name="ce37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40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M LYON BS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4" table:formula="of:=SUM([.C8:.I8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9.6" calcext:value-type="float">
            <text:p>9,60</text:p>
          </table:table-cell>
          <table:table-cell table:style-name="ce28" office:value-type="float" office:value="10" calcext:value-type="float">
            <text:p>10,00</text:p>
          </table:table-cell>
          <table:table-cell table:style-name="ce28" office:value-type="float" office:value="10.4" calcext:value-type="float">
            <text:p>10,40</text:p>
          </table:table-cell>
          <table:table-cell table:style-name="ce33" table:formula="of:=AVERAGE([.L8:.N8])" office:value-type="float" office:value="10" calcext:value-type="float">
            <text:p>10,00</text:p>
          </table:table-cell>
          <table:table-cell table:style-name="ce26"/>
          <table:table-cell table:style-name="ce35" table:formula="of:=IF([.$K$1]=2019;[.L8];IF([.$K$1]=2021;[.$M8];IF([.$K$1]=&quot;moy&quot;;[.$O8];[.$N8])))" office:value-type="float" office:value="10.4" calcext:value-type="float">
            <text:p>10,40</text:p>
          </table:table-cell>
          <table:table-cell table:style-name="ce37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40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SKEMA BS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4" table:formula="of:=SUM([.C9:.I9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1.43" calcext:value-type="float">
            <text:p>11,43</text:p>
          </table:table-cell>
          <table:table-cell table:style-name="ce28" office:value-type="float" office:value="10.4" calcext:value-type="float">
            <text:p>10,40</text:p>
          </table:table-cell>
          <table:table-cell table:style-name="ce28" office:value-type="float" office:value="10.03" calcext:value-type="float">
            <text:p>10,03</text:p>
          </table:table-cell>
          <table:table-cell table:style-name="ce33" table:formula="of:=AVERAGE([.L9:.N9])" office:value-type="float" office:value="10.62" calcext:value-type="float">
            <text:p>10,62</text:p>
          </table:table-cell>
          <table:table-cell table:style-name="ce26"/>
          <table:table-cell table:style-name="ce35" table:formula="of:=IF([.$K$1]=2019;[.L9];IF([.$K$1]=2021;[.$M9];IF([.$K$1]=&quot;moy&quot;;[.$O9];[.$N9])))" office:value-type="float" office:value="10.03" calcext:value-type="float">
            <text:p>10,03</text:p>
          </table:table-cell>
          <table:table-cell table:style-name="ce37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40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AUDENCIA BS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8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22"/>
          <table:table-cell table:style-name="ce14" office:value-type="float" office:value="2" calcext:value-type="float">
            <text:p>2</text:p>
          </table:table-cell>
          <table:table-cell table:style-name="ce25" table:formula="of:=SUM([.C10:.I10])" office:value-type="float" office:value="30" calcext:value-type="float">
            <text:p>30</text:p>
          </table:table-cell>
          <table:table-cell table:style-name="ce26"/>
          <table:table-cell table:style-name="ce29" office:value-type="float" office:value="10.36" calcext:value-type="float">
            <text:p>10,36</text:p>
          </table:table-cell>
          <table:table-cell table:style-name="ce29" office:value-type="float" office:value="10.25" calcext:value-type="float">
            <text:p>10,25</text:p>
          </table:table-cell>
          <table:table-cell table:style-name="ce29" office:value-type="float" office:value="10.1" calcext:value-type="float">
            <text:p>10,10</text:p>
          </table:table-cell>
          <table:table-cell table:style-name="ce34" table:formula="of:=AVERAGE([.L10:.N10])" office:value-type="float" office:value="10.2366666666667" calcext:value-type="float">
            <text:p>10,24</text:p>
          </table:table-cell>
          <table:table-cell table:style-name="ce26"/>
          <table:table-cell table:style-name="ce35" table:formula="of:=IF([.$K$1]=2019;[.L10];IF([.$K$1]=2021;[.$M10];IF([.$K$1]=&quot;moy&quot;;[.$O10];[.$N10])))" office:value-type="float" office:value="10.1" calcext:value-type="float">
            <text:p>10,10</text:p>
          </table:table-cell>
          <table:table-cell table:style-name="ce38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41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6" office:value-type="string" calcext:value-type="string">
            <text:p>NEOMA BS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number-columns-repeated="4" table:style-name="ce16" office:value-type="float" office:value="3" calcext:value-type="float">
            <text:p>3</text:p>
          </table:table-cell>
          <table:table-cell table:style-name="ce24" table:formula="of:=SUM([.C11:.I11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0.9" calcext:value-type="float">
            <text:p>10,90</text:p>
          </table:table-cell>
          <table:table-cell table:style-name="ce28" office:value-type="float" office:value="9.95" calcext:value-type="float">
            <text:p>9,95</text:p>
          </table:table-cell>
          <table:table-cell table:style-name="ce28" office:value-type="float" office:value="9.29" calcext:value-type="float">
            <text:p>9,29</text:p>
          </table:table-cell>
          <table:table-cell table:style-name="ce33" table:formula="of:=AVERAGE([.L11:.N11])" office:value-type="float" office:value="10.0466666666667" calcext:value-type="float">
            <text:p>10,05</text:p>
          </table:table-cell>
          <table:table-cell table:style-name="ce26"/>
          <table:table-cell table:style-name="ce35" table:formula="of:=IF([.$K$1]=2019;[.L11];IF([.$K$1]=2021;[.$M11];IF([.$K$1]=&quot;moy&quot;;[.$O11];[.$N11])))" office:value-type="float" office:value="9.29" calcext:value-type="float">
            <text:p>9,29</text:p>
          </table:table-cell>
          <table:table-cell table:style-name="ce37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40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GRENOBLE EM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8"/>
          <table:table-cell table:number-columns-repeated="3"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2"/>
          <table:table-cell table:style-name="ce14" office:value-type="float" office:value="2" calcext:value-type="float">
            <text:p>2</text:p>
          </table:table-cell>
          <table:table-cell table:style-name="ce25" table:formula="of:=SUM([.C12:.I12])" office:value-type="float" office:value="30" calcext:value-type="float">
            <text:p>30</text:p>
          </table:table-cell>
          <table:table-cell table:style-name="ce8"/>
          <table:table-cell table:style-name="ce30" office:value-type="float" office:value="9.52" calcext:value-type="float">
            <text:p>9,52</text:p>
          </table:table-cell>
          <table:table-cell table:style-name="ce30" office:value-type="float" office:value="8.7" calcext:value-type="float">
            <text:p>8,70</text:p>
          </table:table-cell>
          <table:table-cell table:style-name="ce29" office:value-type="float" office:value="8" calcext:value-type="float">
            <text:p>8,00</text:p>
          </table:table-cell>
          <table:table-cell table:style-name="ce34" table:formula="of:=AVERAGE([.L12:.N12])" office:value-type="float" office:value="8.74" calcext:value-type="float">
            <text:p>8,74</text:p>
          </table:table-cell>
          <table:table-cell table:style-name="ce26"/>
          <table:table-cell table:style-name="ce35" table:formula="of:=IF([.$K$1]=2019;[.L12];IF([.$K$1]=2021;[.$M12];IF([.$K$1]=&quot;moy&quot;;[.$O12];[.$N12])))" office:value-type="float" office:value="8" calcext:value-type="float">
            <text:p>8,00</text:p>
          </table:table-cell>
          <table:table-cell table:style-name="ce37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40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6" office:value-type="string" calcext:value-type="string">
            <text:p>KEDGE BS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4" table:formula="of:=SUM([.C13:.I13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9.22" calcext:value-type="float">
            <text:p>9,22</text:p>
          </table:table-cell>
          <table:table-cell table:style-name="ce28" office:value-type="float" office:value="8.7" calcext:value-type="float">
            <text:p>8,70</text:p>
          </table:table-cell>
          <table:table-cell table:style-name="ce28" office:value-type="float" office:value="8.07" calcext:value-type="float">
            <text:p>8,07</text:p>
          </table:table-cell>
          <table:table-cell table:style-name="ce33" table:formula="of:=AVERAGE([.L13:.N13])" office:value-type="float" office:value="8.66333333333333" calcext:value-type="float">
            <text:p>8,66</text:p>
          </table:table-cell>
          <table:table-cell table:style-name="ce26"/>
          <table:table-cell table:style-name="ce35" table:formula="of:=IF([.$K$1]=2019;[.L13];IF([.$K$1]=2021;[.$M13];IF([.$K$1]=&quot;moy&quot;;[.$O13];[.$N13])))" office:value-type="float" office:value="8.07" calcext:value-type="float">
            <text:p>8,07</text:p>
          </table:table-cell>
          <table:table-cell table:style-name="ce37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40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TOULOUSE BS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8"/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2"/>
          <table:table-cell table:style-name="ce21" office:value-type="float" office:value="4" calcext:value-type="float">
            <text:p>4</text:p>
          </table:table-cell>
          <table:table-cell table:style-name="ce25" table:formula="of:=SUM([.C14:.I14])" office:value-type="float" office:value="30" calcext:value-type="float">
            <text:p>30</text:p>
          </table:table-cell>
          <table:table-cell table:style-name="ce8"/>
          <table:table-cell table:style-name="ce29" office:value-type="float" office:value="8.1" calcext:value-type="float">
            <text:p>8,10</text:p>
          </table:table-cell>
          <table:table-cell table:style-name="ce29" office:value-type="float" office:value="7.5" calcext:value-type="float">
            <text:p>7,50</text:p>
          </table:table-cell>
          <table:table-cell table:style-name="ce29" office:value-type="float" office:value="7.2" calcext:value-type="float">
            <text:p>7,20</text:p>
          </table:table-cell>
          <table:table-cell table:style-name="ce34" table:formula="of:=AVERAGE([.L14:.N14])" office:value-type="float" office:value="7.6" calcext:value-type="float">
            <text:p>7,60</text:p>
          </table:table-cell>
          <table:table-cell table:style-name="ce26"/>
          <table:table-cell table:style-name="ce35" table:formula="of:=IF([.$K$1]=2019;[.L14];IF([.$K$1]=2021;[.$M14];IF([.$K$1]=&quot;moy&quot;;[.$O14];[.$N14])))" office:value-type="float" office:value="7.2" calcext:value-type="float">
            <text:p>7,20</text:p>
          </table:table-cell>
          <table:table-cell table:style-name="ce37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40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RENNES SB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MONTPELLIER BS</text:p>
          </table:table-cell>
          <table:table-cell table:style-name="ce8"/>
          <table:table-cell table:style-name="ce16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22"/>
          <table:table-cell table:style-name="ce17" office:value-type="float" office:value="2" calcext:value-type="float">
            <text:p>2</text:p>
          </table:table-cell>
          <table:table-cell table:style-name="ce25" table:formula="of:=SUM([.C15:.I15])" office:value-type="float" office:value="30" calcext:value-type="float">
            <text:p>30</text:p>
          </table:table-cell>
          <table:table-cell table:style-name="ce8"/>
          <table:table-cell table:style-name="ce29" office:value-type="float" office:value="8.4" calcext:value-type="float">
            <text:p>8,40</text:p>
          </table:table-cell>
          <table:table-cell table:style-name="ce29" office:value-type="float" office:value="8" calcext:value-type="float">
            <text:p>8,00</text:p>
          </table:table-cell>
          <table:table-cell table:style-name="ce29" office:value-type="float" office:value="6.7" calcext:value-type="float">
            <text:p>6,70</text:p>
          </table:table-cell>
          <table:table-cell table:style-name="ce34" table:formula="of:=AVERAGE([.L15:.N15])" office:value-type="float" office:value="7.7" calcext:value-type="float">
            <text:p>7,70</text:p>
          </table:table-cell>
          <table:table-cell table:style-name="ce26"/>
          <table:table-cell table:style-name="ce35" table:formula="of:=IF([.$K$1]=2019;[.L15];IF([.$K$1]=2021;[.$M15];IF([.$K$1]=&quot;moy&quot;;[.$O15];[.$N15])))" office:value-type="float" office:value="6.7" calcext:value-type="float">
            <text:p>6,70</text:p>
          </table:table-cell>
          <table:table-cell table:style-name="ce37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40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6" office:value-type="string" calcext:value-type="string">
            <text:p>MONTPELLIER BS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4" table:formula="of:=SUM([.C16:.I16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7.6" calcext:value-type="float">
            <text:p>7,60</text:p>
          </table:table-cell>
          <table:table-cell table:style-name="ce28" office:value-type="float" office:value="6.2" calcext:value-type="float">
            <text:p>6,20</text:p>
          </table:table-cell>
          <table:table-cell table:style-name="ce28" office:value-type="float" office:value="6.1" calcext:value-type="float">
            <text:p>6,10</text:p>
          </table:table-cell>
          <table:table-cell table:style-name="ce33" table:formula="of:=AVERAGE([.L16:.N16])" office:value-type="float" office:value="6.63333333333333" calcext:value-type="float">
            <text:p>6,63</text:p>
          </table:table-cell>
          <table:table-cell table:style-name="ce26"/>
          <table:table-cell table:style-name="ce35" table:formula="of:=IF([.$K$1]=2019;[.L16];IF([.$K$1]=2021;[.$M16];IF([.$K$1]=&quot;moy&quot;;[.$O16];[.$N16])))" office:value-type="float" office:value="6.1" calcext:value-type="float">
            <text:p>6,10</text:p>
          </table:table-cell>
          <table:table-cell table:style-name="ce37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40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BURGUNDY SB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17:.I17])" office:value-type="float" office:value="30" calcext:value-type="float">
            <text:p>30</text:p>
          </table:table-cell>
          <table:table-cell table:style-name="ce26"/>
          <table:table-cell table:number-columns-repeated="2" table:style-name="ce28" office:value-type="float" office:value="5" calcext:value-type="float">
            <text:p>5,00</text:p>
          </table:table-cell>
          <table:table-cell table:style-name="ce28" office:value-type="float" office:value="5.01" calcext:value-type="float">
            <text:p>5,01</text:p>
          </table:table-cell>
          <table:table-cell table:style-name="ce33" table:formula="of:=AVERAGE([.L17:.N17])" office:value-type="float" office:value="5.00333333333333" calcext:value-type="float">
            <text:p>5,00</text:p>
          </table:table-cell>
          <table:table-cell table:style-name="ce26"/>
          <table:table-cell table:style-name="ce35" table:formula="of:=IF([.$K$1]=2019;[.L17];IF([.$K$1]=2021;[.$M17];IF([.$K$1]=&quot;moy&quot;;[.$O17];[.$N17])))" office:value-type="float" office:value="5.01" calcext:value-type="float">
            <text:p>5,01</text:p>
          </table:table-cell>
          <table:table-cell table:style-name="ce37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40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IC NANCY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4" table:formula="of:=SUM([.C18:.I18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7.1" calcext:value-type="float">
            <text:p>7,10</text:p>
          </table:table-cell>
          <table:table-cell table:style-name="ce28" office:value-type="float" office:value="6.7" calcext:value-type="float">
            <text:p>6,70</text:p>
          </table:table-cell>
          <table:table-cell table:style-name="ce28" office:value-type="float" office:value="7" calcext:value-type="float">
            <text:p>7,00</text:p>
          </table:table-cell>
          <table:table-cell table:style-name="ce33" table:formula="of:=AVERAGE([.L18:.N18])" office:value-type="float" office:value="6.93333333333333" calcext:value-type="float">
            <text:p>6,93</text:p>
          </table:table-cell>
          <table:table-cell table:style-name="ce26"/>
          <table:table-cell table:style-name="ce35" table:formula="of:=IF([.$K$1]=2019;[.L18];IF([.$K$1]=2021;[.$M18];IF([.$K$1]=&quot;moy&quot;;[.$O18];[.$N18])))" office:value-type="float" office:value="7" calcext:value-type="float">
            <text:p>7,00</text:p>
          </table:table-cell>
          <table:table-cell table:style-name="ce37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40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IM TÉLÉCOM BS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19:.I19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7.2" calcext:value-type="float">
            <text:p>7,20</text:p>
          </table:table-cell>
          <table:table-cell table:style-name="ce28" office:value-type="float" office:value="6.5" calcext:value-type="float">
            <text:p>6,50</text:p>
          </table:table-cell>
          <table:table-cell table:style-name="ce28" office:value-type="float" office:value="5.03" calcext:value-type="float">
            <text:p>5,03</text:p>
          </table:table-cell>
          <table:table-cell table:style-name="ce33" table:formula="of:=AVERAGE([.L19:.N19])" office:value-type="float" office:value="6.24333333333333" calcext:value-type="float">
            <text:p>6,24</text:p>
          </table:table-cell>
          <table:table-cell table:style-name="ce26"/>
          <table:table-cell table:style-name="ce35" table:formula="of:=IF([.$K$1]=2019;[.L19];IF([.$K$1]=2021;[.$M19];IF([.$K$1]=&quot;moy&quot;;[.$O19];[.$N19])))" office:value-type="float" office:value="5.03" calcext:value-type="float">
            <text:p>5,03</text:p>
          </table:table-cell>
          <table:table-cell table:style-name="ce39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42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XCELIA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8"/>
          <table:table-cell table:style-name="ce17" office:value-type="float" office:value="8" calcext:value-type="float">
            <text:p>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22"/>
          <table:table-cell table:style-name="ce17" office:value-type="float" office:value="2" calcext:value-type="float">
            <text:p>2</text:p>
          </table:table-cell>
          <table:table-cell table:style-name="ce25" table:formula="of:=SUM([.C20:.I20])" office:value-type="float" office:value="30" calcext:value-type="float">
            <text:p>30</text:p>
          </table:table-cell>
          <table:table-cell table:style-name="ce8"/>
          <table:table-cell table:style-name="ce29" office:value-type="float" office:value="8" calcext:value-type="float">
            <text:p>8,00</text:p>
          </table:table-cell>
          <table:table-cell table:number-columns-repeated="2" table:style-name="ce29" office:value-type="float" office:value="6.5" calcext:value-type="float">
            <text:p>6,50</text:p>
          </table:table-cell>
          <table:table-cell table:style-name="ce34" table:formula="of:=AVERAGE([.L20:.N20])" office:value-type="float" office:value="7" calcext:value-type="float">
            <text:p>7,00</text:p>
          </table:table-cell>
          <table:table-cell table:style-name="ce26"/>
          <table:table-cell table:style-name="ce35" table:formula="of:=IF([.$K$1]=2019;[.L20];IF([.$K$1]=2021;[.$M20];IF([.$K$1]=&quot;moy&quot;;[.$O20];[.$N20])))" office:value-type="float" office:value="6.5" calcext:value-type="float">
            <text:p>6,50</text:p>
          </table:table-cell>
          <table:table-cell table:style-name="ce37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40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6" office:value-type="string" calcext:value-type="string">
            <text:p>EM STRASBOURG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NORMANDIE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4" table:formula="of:=SUM([.C21:.I21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7.05" calcext:value-type="float">
            <text:p>7,05</text:p>
          </table:table-cell>
          <table:table-cell table:style-name="ce28" office:value-type="float" office:value="6.5" calcext:value-type="float">
            <text:p>6,50</text:p>
          </table:table-cell>
          <table:table-cell table:style-name="ce28" office:value-type="float" office:value="5.67" calcext:value-type="float">
            <text:p>5,67</text:p>
          </table:table-cell>
          <table:table-cell table:style-name="ce33" table:formula="of:=AVERAGE([.L21:.N21])" office:value-type="float" office:value="6.40666666666667" calcext:value-type="float">
            <text:p>6,41</text:p>
          </table:table-cell>
          <table:table-cell table:style-name="ce26"/>
          <table:table-cell table:style-name="ce35" table:formula="of:=IF([.$K$1]=2019;[.L21];IF([.$K$1]=2021;[.$M21];IF([.$K$1]=&quot;moy&quot;;[.$O21];[.$N21])))" office:value-type="float" office:value="5.67" calcext:value-type="float">
            <text:p>5,67</text:p>
          </table:table-cell>
          <table:table-cell table:style-name="ce37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40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M NORMAND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24" table:formula="of:=SUM([.C22:.I22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6.7" calcext:value-type="float">
            <text:p>6,70</text:p>
          </table:table-cell>
          <table:table-cell table:style-name="ce28" office:value-type="float" office:value="6.55" calcext:value-type="float">
            <text:p>6,55</text:p>
          </table:table-cell>
          <table:table-cell table:style-name="ce28" office:value-type="float" office:value="4.01" calcext:value-type="float">
            <text:p>4,01</text:p>
          </table:table-cell>
          <table:table-cell table:style-name="ce33" table:formula="of:=AVERAGE([.L22:.N22])" office:value-type="float" office:value="5.75333333333333" calcext:value-type="float">
            <text:p>5,75</text:p>
          </table:table-cell>
          <table:table-cell table:style-name="ce26"/>
          <table:table-cell table:style-name="ce35" table:formula="of:=IF([.$K$1]=2019;[.L22];IF([.$K$1]=2021;[.$M22];IF([.$K$1]=&quot;moy&quot;;[.$O22];[.$N22])))" office:value-type="float" office:value="4.01" calcext:value-type="float">
            <text:p>4,01</text:p>
          </table:table-cell>
          <table:table-cell table:style-name="ce37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40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INSEEC G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SUM([.C23:.I23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5" calcext:value-type="float">
            <text:p>5,00</text:p>
          </table:table-cell>
          <table:table-cell table:style-name="ce28" office:value-type="float" office:value="6" calcext:value-type="float">
            <text:p>6,00</text:p>
          </table:table-cell>
          <table:table-cell table:style-name="ce28" office:value-type="float" office:value="4.56" calcext:value-type="float">
            <text:p>4,56</text:p>
          </table:table-cell>
          <table:table-cell table:style-name="ce33" table:formula="of:=AVERAGE([.L23:.N23])" office:value-type="float" office:value="5.18666666666667" calcext:value-type="float">
            <text:p>5,19</text:p>
          </table:table-cell>
          <table:table-cell table:style-name="ce26"/>
          <table:table-cell table:style-name="ce35" table:formula="of:=IF([.$K$1]=2019;[.L23];IF([.$K$1]=2021;[.$M23];IF([.$K$1]=&quot;moy&quot;;[.$O23];[.$N23])))" office:value-type="float" office:value="4.56" calcext:value-type="float">
            <text:p>4,56</text:p>
          </table:table-cell>
          <table:table-cell table:style-name="ce37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40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ISC PARIS GE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 CLERMONT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24:.I24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5.7" calcext:value-type="float">
            <text:p>5,70</text:p>
          </table:table-cell>
          <table:table-cell table:number-columns-repeated="2" table:style-name="ce28" office:value-type="float" office:value="5" calcext:value-type="float">
            <text:p>5,00</text:p>
          </table:table-cell>
          <table:table-cell table:style-name="ce33" table:formula="of:=AVERAGE([.L24:.N24])" office:value-type="float" office:value="5.23333333333333" calcext:value-type="float">
            <text:p>5,23</text:p>
          </table:table-cell>
          <table:table-cell table:style-name="ce26"/>
          <table:table-cell table:style-name="ce35" table:formula="of:=IF([.$K$1]=2019;[.L24];IF([.$K$1]=2021;[.$M24];IF([.$K$1]=&quot;moy&quot;;[.$O24];[.$N24])))" office:value-type="float" office:value="5" calcext:value-type="float">
            <text:p>5,00</text:p>
          </table:table-cell>
          <table:table-cell table:style-name="ce37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40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SC CLERMONT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25:.I25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5.72" calcext:value-type="float">
            <text:p>5,72</text:p>
          </table:table-cell>
          <table:table-cell table:style-name="ce28" office:value-type="float" office:value="5.15" calcext:value-type="float">
            <text:p>5,15</text:p>
          </table:table-cell>
          <table:table-cell table:style-name="ce28" office:value-type="float" office:value="5.18" calcext:value-type="float">
            <text:p>5,18</text:p>
          </table:table-cell>
          <table:table-cell table:style-name="ce33" table:formula="of:=AVERAGE([.L25:.N25])" office:value-type="float" office:value="5.35" calcext:value-type="float">
            <text:p>5,35</text:p>
          </table:table-cell>
          <table:table-cell table:style-name="ce26"/>
          <table:table-cell table:style-name="ce35" table:formula="of:=IF([.$K$1]=2019;[.L25];IF([.$K$1]=2021;[.$M25];IF([.$K$1]=&quot;moy&quot;;[.$O25];[.$N25])))" office:value-type="float" office:value="5.18" calcext:value-type="float">
            <text:p>5,18</text:p>
          </table:table-cell>
          <table:table-cell table:style-name="ce37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40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SOUTH CHAMPAGNE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style-name="ce16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24" table:formula="of:=SUM([.C26:.I26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5" calcext:value-type="float">
            <text:p>5,00</text:p>
          </table:table-cell>
          <table:table-cell table:style-name="ce28" office:value-type="float" office:value="2.7" calcext:value-type="float">
            <text:p>2,70</text:p>
          </table:table-cell>
          <table:table-cell table:style-name="ce28" office:value-type="float" office:value="3.58" calcext:value-type="float">
            <text:p>3,58</text:p>
          </table:table-cell>
          <table:table-cell table:style-name="ce33" table:formula="of:=AVERAGE([.L26:.N26])" office:value-type="float" office:value="3.76" calcext:value-type="float">
            <text:p>3,76</text:p>
          </table:table-cell>
          <table:table-cell table:style-name="ce26"/>
          <table:table-cell table:style-name="ce35" table:formula="of:=IF([.$K$1]=2019;[.L26];IF([.$K$1]=2021;[.$M26];IF([.$K$1]=&quot;moy&quot;;[.$O26];[.$N26])))" office:value-type="float" office:value="3.58" calcext:value-type="float">
            <text:p>3,58</text:p>
          </table:table-cell>
          <table:table-cell table:style-name="ce37" table:formula="of:=([.C$1]*[.C26]+[.D$1]*[.D26]+[.E$1]*[.E26]+[.F$1]*[.F26]+[.G$1]*[.G26]+[.H$1]*[.H26]+[.I$1]*[.I26])/[.J26]" office:value-type="float" office:value="0" calcext:value-type="float">
            <text:p>0</text:p>
          </table:table-cell>
          <table:table-cell table:style-name="ce40" table:formula="of:=IF([.R26]&gt;=[.Q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43"/>
          <table:table-cell table:style-name="ce45" office:value-type="string" calcext:value-type="string">
            <text:p>BREST BS</text:p>
          </table:table-cell>
          <table:table-cell table:style-name="ce12" office:value-type="string" calcext:value-type="string">
            <text:p>12+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© Alex Gélin</text:p>
          </table:table-cell>
          <table:table-cell table:style-name="ce9"/>
          <table:table-cell table:style-name="ce18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20"/>
          <table:covered-table-cell table:style-name="ce18"/>
          <table:covered-table-cell table:number-columns-repeated="4" table:style-name="ce20"/>
          <table:table-cell table:style-name="ce9"/>
          <table:table-cell table:style-name="ce18" office:value-type="string" calcext:value-type="string" table:number-columns-spanned="4" table:number-rows-spanned="1">
            <text:p>BARRES</text:p>
          </table:table-cell>
          <table:covered-table-cell table:number-columns-repeated="3" table:style-name="ce20"/>
          <table:table-cell table:style-name="ce9"/>
          <table:table-cell table:style-name="ce36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9"/>
          <table:table-cell table:style-name="ce9"/>
          <table:table-cell table:style-name="ce18" office:value-type="string" calcext:value-type="string" table:number-columns-spanned="4" table:number-rows-spanned="1">
            <text:p>COEFFS ORAUX</text:p>
          </table:table-cell>
          <table:covered-table-cell table:number-columns-repeated="3" table:style-name="ce9"/>
          <table:table-cell table:style-name="ce9" table:number-columns-repeated="997"/>
          <table:table-cell table:number-columns-repeated="3"/>
        </table:table-row>
        <table:table-row table:style-name="ro1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Barres-Coeffs'.S21:'Barres-Coeffs'.S26 'Barres-Coeffs'.S20:'Barres-Coeffs'.S20 'Barres-Coeffs'.S12:'Barres-Coeffs'.S18 'Barres-Coeffs'.S11:'Barres-Coeffs'.S11 'Barres-Coeffs'.S3:'Barres-Coeffs'.S9">
            <calcext:condition calcext:apply-style-name="ADMIS" calcext:value="contains-text(&quot;:-)&quot;)" calcext:base-cell-address="'Barres-Coeffs'.S3"/>
          </calcext:conditional-format>
          <calcext:conditional-format calcext:target-range-address="'Barres-Coeffs'.R21:'Barres-Coeffs'.R26 'Barres-Coeffs'.R20:'Barres-Coeffs'.R20 'Barres-Coeffs'.R12:'Barres-Coeffs'.R18 'Barres-Coeffs'.R11:'Barres-Coeffs'.R11 'Barres-Coeffs'.R3:'Barres-Coeffs'.R9">
            <calcext:condition calcext:apply-style-name="ADMIS" calcext:value="&gt;=#REF!" calcext:base-cell-address="'Barres-Coeffs'.R3"/>
          </calcext:conditional-format>
          <calcext:conditional-format calcext:target-range-address="'Barres-Coeffs'.Q3:'Barres-Coeffs'.Q26">
            <calcext:condition calcext:apply-style-name="ADMIS" calcext:value="&lt;=#REF!" calcext:base-cell-address="'Barres-Coeffs'.Q3"/>
          </calcext:conditional-format>
          <calcext:conditional-format calcext:target-range-address="'Barres-Coeffs'.S19:'Barres-Coeffs'.S19">
            <calcext:condition calcext:apply-style-name="ADMIS" calcext:value="contains-text(&quot;:-)&quot;)" calcext:base-cell-address="'Barres-Coeffs'.S19"/>
          </calcext:conditional-format>
          <calcext:conditional-format calcext:target-range-address="'Barres-Coeffs'.R19:'Barres-Coeffs'.R19">
            <calcext:condition calcext:apply-style-name="ADMIS" calcext:value="&gt;=#REF!" calcext:base-cell-address="'Barres-Coeffs'.R19"/>
          </calcext:conditional-format>
          <calcext:conditional-format calcext:target-range-address="'Barres-Coeffs'.S10:'Barres-Coeffs'.S10">
            <calcext:condition calcext:apply-style-name="ADMIS" calcext:value="contains-text(&quot;:-)&quot;)" calcext:base-cell-address="'Barres-Coeffs'.S10"/>
          </calcext:conditional-format>
          <calcext:conditional-format calcext:target-range-address="'Barres-Coeffs'.R10:'Barres-Coeffs'.R10">
            <calcext:condition calcext:apply-style-name="ADMIS" calcext:value="&gt;=#REF!" calcext:base-cell-address="'Barres-Coeffs'.R10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year number:style="long"/>
      <number:day/>
      <number:text>:</number:text>
      <number:minutes number:style="long"/>
      <number:text>:</number:text>
      <number:seconds number:style="long"/>
      <number:am-pm/>
    </number:date-style>
    <number:date-style style:name="N158">
      <number:day/>
      <number:text>/</number:text>
      <number:month/>
      <number:text>/</number:text>
      <number:year number:style="long"/>
    </number:date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$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percentage-style style:name="N177">
      <number:number number:decimal-places="0" loext:min-decimal-places="0" number:min-integer-digits="1"/>
      <number:text>%</number:text>
    </number:percentage-style>
    <number:currency-style style:name="N17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number:date-style style:name="N10145" number:language="fr" number:country="FR">
      <number:day/>
      <number:text>/</number:text>
      <number:month/>
      <number:text>/</number:text>
      <number:year/>
    </number:dat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fo:margin-top="10mm" fo:margin-bottom="10mm" fo:margin-left="10mm" fo:margin-right="1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2">00/00/0000</text:date>, <text:time style:data-style-name="N2" text:time-value="16:05:03.1287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2-12-02T16:48:26.442759316</dc:date>
    <meta:editing-duration>PT15H15M36S</meta:editing-duration>
    <meta:editing-cycles>85</meta:editing-cycles>
    <meta:generator>LibreOffice/5.2.7.2$Linux_X86_64 LibreOffice_project/20m0$Build-2</meta:generator>
    <meta:document-statistic meta:table-count="1" meta:cell-count="501" meta:object-count="0"/>
  </office:meta>
</office:document-meta>
</file>